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7-1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6-04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4-0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2-10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1-1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2-10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0-1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8-16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6-1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4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2-21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2-1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0-27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8-15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5-10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3-30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1-31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2-02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0-14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7-28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6-02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4-05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1-26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1-25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1-29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1-03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0-26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10-01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7-30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6-01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4-05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4-02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635377777778" calcext:value-type="float">
            <text:p>8.136353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637290322581" calcext:value-type="float">
            <text:p>8.0963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92825806452" calcext:value-type="float">
            <text:p>8.0169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85375" calcext:value-type="float">
            <text:p>7.9738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5176" calcext:value-type="float">
            <text:p>7.90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36581818182" calcext:value-type="float">
            <text:p>8.122365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98529032258" calcext:value-type="float">
            <text:p>8.1659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1015" calcext:value-type="float">
            <text:p>8.121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05575" calcext:value-type="float">
            <text:p>8.270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03416" calcext:value-type="float">
            <text:p>8.27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084325" calcext:value-type="float">
            <text:p>8.2708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4848" calcext:value-type="float">
            <text:p>8.17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050812903226" calcext:value-type="float">
            <text:p>8.1705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540275" calcext:value-type="float">
            <text:p>8.1754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1096" calcext:value-type="float">
            <text:p>8.06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056290909091" calcext:value-type="float">
            <text:p>7.990562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746075" calcext:value-type="float">
            <text:p>7.8774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37935483871" calcext:value-type="float">
            <text:p>8.0373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30735483871" calcext:value-type="float">
            <text:p>8.2233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106322580645" calcext:value-type="float">
            <text:p>8.2610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45855483871" calcext:value-type="float">
            <text:p>8.2245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20103225806" calcext:value-type="float">
            <text:p>8.15920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424082758621" calcext:value-type="float">
            <text:p>8.154240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20335483871" calcext:value-type="float">
            <text:p>8.15320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654075" calcext:value-type="float">
            <text:p>8.1365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198" calcext:value-type="float">
            <text:p>8.22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31995" calcext:value-type="float">
            <text:p>8.0731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06" calcext:value-type="float">
            <text:p>7.97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955974193548" calcext:value-type="float">
            <text:p>8.0795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010322580645" calcext:value-type="float">
            <text:p>8.2001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95096774194" calcext:value-type="float">
            <text:p>8.2969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556283870968" calcext:value-type="float">
            <text:p>8.3255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998735483871" calcext:value-type="float">
            <text:p>8.3299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831019354839" calcext:value-type="float">
            <text:p>8.2583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30666666667" calcext:value-type="float">
            <text:p>8.25330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112184615385" calcext:value-type="float">
            <text:p>8.331121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72176" calcext:value-type="float">
            <text:p>8.16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30115" calcext:value-type="float">
            <text:p>8.0930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669333333333" calcext:value-type="float">
            <text:p>8.25669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929341935484" calcext:value-type="float">
            <text:p>8.2592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411096774194" calcext:value-type="float">
            <text:p>8.4341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86624" calcext:value-type="float">
            <text:p>8.39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629" calcext:value-type="float">
            <text:p>8.416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19342857143" calcext:value-type="float">
            <text:p>8.35119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384516129032" calcext:value-type="float">
            <text:p>8.2738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610523076923" calcext:value-type="float">
            <text:p>8.286105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29664" calcext:value-type="float">
            <text:p>7.78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954" calcext:value-type="float">
            <text:p>8.01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840851612903" calcext:value-type="float">
            <text:p>8.25840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594477419355" calcext:value-type="float">
            <text:p>8.1859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915458064516" calcext:value-type="float">
            <text:p>8.2791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532768" calcext:value-type="float">
            <text:p>8.245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120104347826" calcext:value-type="float">
            <text:p>8.25120104347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53736" calcext:value-type="float">
            <text:p>8.14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281006451613" calcext:value-type="float">
            <text:p>8.1528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54625" calcext:value-type="float">
            <text:p>8.1805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52416" calcext:value-type="float">
            <text:p>8.10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80275" calcext:value-type="float">
            <text:p>7.9468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67736" calcext:value-type="float">
            <text:p>7.91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628077419355" calcext:value-type="float">
            <text:p>7.8262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8785" calcext:value-type="float">
            <text:p>8.1718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360675" calcext:value-type="float">
            <text:p>8.2836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55303225807" calcext:value-type="float">
            <text:p>8.30855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91458064516" calcext:value-type="float">
            <text:p>8.2639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147974193548" calcext:value-type="float">
            <text:p>8.2014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37785" calcext:value-type="float">
            <text:p>8.1337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206510344828" calcext:value-type="float">
            <text:p>8.062065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1556" calcext:value-type="float">
            <text:p>8.13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13785" calcext:value-type="float">
            <text:p>7.9813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124" calcext:value-type="float">
            <text:p>8.10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2655" calcext:value-type="float">
            <text:p>8.2202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00541935484" calcext:value-type="float">
            <text:p>8.2410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58128" calcext:value-type="float">
            <text:p>8.25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95035" calcext:value-type="float">
            <text:p>8.2195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84593548387" calcext:value-type="float">
            <text:p>8.1448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706683870968" calcext:value-type="float">
            <text:p>8.1670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273903448276" calcext:value-type="float">
            <text:p>8.172739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104593548387" calcext:value-type="float">
            <text:p>8.2210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1215" calcext:value-type="float">
            <text:p>8.2111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3384" calcext:value-type="float">
            <text:p>8.09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489775" calcext:value-type="float">
            <text:p>7.9448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0464" calcext:value-type="float">
            <text:p>7.9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6903" calcext:value-type="float">
            <text:p>7.986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346348387097" calcext:value-type="float">
            <text:p>8.2434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95535483871" calcext:value-type="float">
            <text:p>8.349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81961290323" calcext:value-type="float">
            <text:p>8.33981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67793548387" calcext:value-type="float">
            <text:p>8.3246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215172413793" calcext:value-type="float">
            <text:p>8.28215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572490322581" calcext:value-type="float">
            <text:p>8.2457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46445" calcext:value-type="float">
            <text:p>8.2046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7224" calcext:value-type="float">
            <text:p>8.11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7764" calcext:value-type="float">
            <text:p>8.01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28848" calcext:value-type="float">
            <text:p>7.94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175575" calcext:value-type="float">
            <text:p>7.9517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169987096774" calcext:value-type="float">
            <text:p>7.97169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669677419355" calcext:value-type="float">
            <text:p>8.1066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987741935484" calcext:value-type="float">
            <text:p>8.3598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456675" calcext:value-type="float">
            <text:p>8.3445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611225806452" calcext:value-type="float">
            <text:p>8.3461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78179310345" calcext:value-type="float">
            <text:p>8.317781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694425" calcext:value-type="float">
            <text:p>8.3169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69135483871" calcext:value-type="float">
            <text:p>8.2476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762787096774" calcext:value-type="float">
            <text:p>8.1576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338875" calcext:value-type="float">
            <text:p>8.0633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16015483871" calcext:value-type="float">
            <text:p>7.9716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3004" calcext:value-type="float">
            <text:p>8.03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630348387097" calcext:value-type="float">
            <text:p>8.1063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69703225807" calcext:value-type="float">
            <text:p>8.31769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237225" calcext:value-type="float">
            <text:p>8.3123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699741935484" calcext:value-type="float">
            <text:p>8.1769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978503225806" calcext:value-type="float">
            <text:p>8.25978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842580645162" calcext:value-type="float">
            <text:p>8.29842580645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526787096774" calcext:value-type="float">
            <text:p>8.3252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20206451613" calcext:value-type="float">
            <text:p>8.2412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663225" calcext:value-type="float">
            <text:p>8.1066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028877419355" calcext:value-type="float">
            <text:p>7.8902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0576" calcext:value-type="float">
            <text:p>7.90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98322580645" calcext:value-type="float">
            <text:p>8.0019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18941935484" calcext:value-type="float">
            <text:p>8.1891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54475" calcext:value-type="float">
            <text:p>8.1685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105187096774" calcext:value-type="float">
            <text:p>8.1210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93161290323" calcext:value-type="float">
            <text:p>8.0929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31744516129" calcext:value-type="float">
            <text:p>8.1431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82025" calcext:value-type="float">
            <text:p>8.0868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6156" calcext:value-type="float">
            <text:p>8.10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91125" calcext:value-type="float">
            <text:p>8.0529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168258064516" calcext:value-type="float">
            <text:p>7.9316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776775" calcext:value-type="float">
            <text:p>8.0477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674890322581" calcext:value-type="float">
            <text:p>8.05674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612980645161" calcext:value-type="float">
            <text:p>8.2161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980175" calcext:value-type="float">
            <text:p>8.3198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074503225807" calcext:value-type="float">
            <text:p>8.32074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489187096774" calcext:value-type="float">
            <text:p>8.36489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191006896552" calcext:value-type="float">
            <text:p>8.371910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010296774194" calcext:value-type="float">
            <text:p>8.37010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51275" calcext:value-type="float">
            <text:p>8.2935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23" calcext:value-type="float">
            <text:p>8.24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685" calcext:value-type="float">
            <text:p>8.147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924748387097" calcext:value-type="float">
            <text:p>8.03924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765" calcext:value-type="float">
            <text:p>8.025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01367741936" calcext:value-type="float">
            <text:p>8.13501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578838709678" calcext:value-type="float">
            <text:p>8.33578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046725" calcext:value-type="float">
            <text:p>8.3104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456825806452" calcext:value-type="float">
            <text:p>8.1845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967475862069" calcext:value-type="float">
            <text:p>8.249674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692206451613" calcext:value-type="float">
            <text:p>8.28692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484625" calcext:value-type="float">
            <text:p>8.2948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96584" calcext:value-type="float">
            <text:p>8.23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0605" calcext:value-type="float">
            <text:p>8.1040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498477419355" calcext:value-type="float">
            <text:p>8.1249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8675" calcext:value-type="float">
            <text:p>8.083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81135483871" calcext:value-type="float">
            <text:p>8.258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263638709678" calcext:value-type="float">
            <text:p>8.262636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200125" calcext:value-type="float">
            <text:p>8.3920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693935483871" calcext:value-type="float">
            <text:p>8.3269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293296551724" calcext:value-type="float">
            <text:p>8.252932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419225806452" calcext:value-type="float">
            <text:p>8.2241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9395" calcext:value-type="float">
            <text:p>8.2789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1456" calcext:value-type="float">
            <text:p>8.22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1302" calcext:value-type="float">
            <text:p>8.13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86296774194" calcext:value-type="float">
            <text:p>7.97386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7395" calcext:value-type="float">
            <text:p>8.2027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44129032258" calcext:value-type="float">
            <text:p>8.3854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039075" calcext:value-type="float">
            <text:p>8.4603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119019354839" calcext:value-type="float">
            <text:p>8.4411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375251612903" calcext:value-type="float">
            <text:p>8.3437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059034482759" calcext:value-type="float">
            <text:p>8.27059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575948387097" calcext:value-type="float">
            <text:p>8.3257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131" calcext:value-type="float">
            <text:p>8.2871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8048" calcext:value-type="float">
            <text:p>8.2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87365" calcext:value-type="float">
            <text:p>8.1787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0253" calcext:value-type="float">
            <text:p>8.1202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153780645161" calcext:value-type="float">
            <text:p>8.0515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185475" calcext:value-type="float">
            <text:p>7.9818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734451612903" calcext:value-type="float">
            <text:p>8.1273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6465" calcext:value-type="float">
            <text:p>8.2206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65961290323" calcext:value-type="float">
            <text:p>8.2026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9745" calcext:value-type="float">
            <text:p>8.1779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37428571429" calcext:value-type="float">
            <text:p>8.16537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25465" calcext:value-type="float">
            <text:p>8.1825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7121" calcext:value-type="float">
            <text:p>8.2071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5592" calcext:value-type="float">
            <text:p>8.05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7561" calcext:value-type="float">
            <text:p>7.9175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372438709678" calcext:value-type="float">
            <text:p>7.823724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299275" calcext:value-type="float">
            <text:p>7.9429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45032258065" calcext:value-type="float">
            <text:p>8.1504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749" calcext:value-type="float">
            <text:p>8.2787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1952" calcext:value-type="float">
            <text:p>8.2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38775" calcext:value-type="float">
            <text:p>8.163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7048" calcext:value-type="float">
            <text:p>8.15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66193548387" calcext:value-type="float">
            <text:p>8.1966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83605" calcext:value-type="float">
            <text:p>8.2183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5952" calcext:value-type="float">
            <text:p>8.08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9471" calcext:value-type="float">
            <text:p>7.959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673187096774" calcext:value-type="float">
            <text:p>7.8467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489025" calcext:value-type="float">
            <text:p>7.8848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780748387097" calcext:value-type="float">
            <text:p>7.94780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0336" calcext:value-type="float">
            <text:p>8.09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28896" calcext:value-type="float">
            <text:p>8.08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33025" calcext:value-type="float">
            <text:p>7.9763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209857142857" calcext:value-type="float">
            <text:p>8.08209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647716129032" calcext:value-type="float">
            <text:p>7.9964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23575" calcext:value-type="float">
            <text:p>7.9822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41976" calcext:value-type="float">
            <text:p>8.13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6776" calcext:value-type="float">
            <text:p>7.9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684748387097" calcext:value-type="float">
            <text:p>7.88684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39565" calcext:value-type="float">
            <text:p>8.033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84395" calcext:value-type="float">
            <text:p>8.0884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36944" calcext:value-type="float">
            <text:p>8.27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135345454546" calcext:value-type="float">
            <text:p>8.381353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053109677419" calcext:value-type="float">
            <text:p>8.2805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822348387097" calcext:value-type="float">
            <text:p>8.2282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57931034483" calcext:value-type="float">
            <text:p>8.20857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27695483871" calcext:value-type="float">
            <text:p>8.1727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054125" calcext:value-type="float">
            <text:p>8.1405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8152" calcext:value-type="float">
            <text:p>8.07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52225" calcext:value-type="float">
            <text:p>7.9885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2184" calcext:value-type="float">
            <text:p>7.89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28225" calcext:value-type="float">
            <text:p>7.9732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09035" calcext:value-type="float">
            <text:p>7.9909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5368" calcext:value-type="float">
            <text:p>8.33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75925" calcext:value-type="float">
            <text:p>8.3607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65729032258" calcext:value-type="float">
            <text:p>8.20865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53703225807" calcext:value-type="float">
            <text:p>8.18053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15028571429" calcext:value-type="float">
            <text:p>8.27815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9798" calcext:value-type="float">
            <text:p>8.289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0644" calcext:value-type="float">
            <text:p>8.2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80432" calcext:value-type="float">
            <text:p>8.11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814875" calcext:value-type="float">
            <text:p>8.0481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93416" calcext:value-type="float">
            <text:p>7.88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641925" calcext:value-type="float">
            <text:p>7.9264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1905" calcext:value-type="float">
            <text:p>8.0011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02704" calcext:value-type="float">
            <text:p>8.31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895075" calcext:value-type="float">
            <text:p>8.3689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575380645161" calcext:value-type="float">
            <text:p>8.2557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26925" calcext:value-type="float">
            <text:p>8.2502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128165517241" calcext:value-type="float">
            <text:p>8.231281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435625" calcext:value-type="float">
            <text:p>8.1843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920775" calcext:value-type="float">
            <text:p>8.1392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78528" calcext:value-type="float">
            <text:p>8.06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00325" calcext:value-type="float">
            <text:p>7.880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58967741936" calcext:value-type="float">
            <text:p>7.79058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079825" calcext:value-type="float">
            <text:p>7.9107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014025" calcext:value-type="float">
            <text:p>7.9801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2968" calcext:value-type="float">
            <text:p>8.2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517" calcext:value-type="float">
            <text:p>8.327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943793548387" calcext:value-type="float">
            <text:p>8.30943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518709677419" calcext:value-type="float">
            <text:p>8.1951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248051612903" calcext:value-type="float">
            <text:p>8.07248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7878" calcext:value-type="float">
            <text:p>8.167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2848" calcext:value-type="float">
            <text:p>8.09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8041" calcext:value-type="float">
            <text:p>7.9480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255612903226" calcext:value-type="float">
            <text:p>7.7925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90975" calcext:value-type="float">
            <text:p>8.0409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67425" calcext:value-type="float">
            <text:p>8.0616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161858064516" calcext:value-type="float">
            <text:p>8.18161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64405" calcext:value-type="float">
            <text:p>8.0964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51632" calcext:value-type="float">
            <text:p>7.9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429625" calcext:value-type="float">
            <text:p>7.7042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959428571429" calcext:value-type="float">
            <text:p>7.63959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58825" calcext:value-type="float">
            <text:p>7.7545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06905" calcext:value-type="float">
            <text:p>7.8106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3088" calcext:value-type="float">
            <text:p>7.90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3295" calcext:value-type="float">
            <text:p>7.9703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416361290323" calcext:value-type="float">
            <text:p>8.0441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214425" calcext:value-type="float">
            <text:p>8.0121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78304516129" calcext:value-type="float">
            <text:p>8.0578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367174193548" calcext:value-type="float">
            <text:p>8.2136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101625" calcext:value-type="float">
            <text:p>8.1310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504258064516" calcext:value-type="float">
            <text:p>8.1450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075" calcext:value-type="float">
            <text:p>8.220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737828571429" calcext:value-type="float">
            <text:p>8.19737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92275" calcext:value-type="float">
            <text:p>8.1449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270606451613" calcext:value-type="float">
            <text:p>8.08270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641341935484" calcext:value-type="float">
            <text:p>8.07641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499127272727" calcext:value-type="float">
            <text:p>7.884991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858" calcext:value-type="float">
            <text:p>8.00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5478" calcext:value-type="float">
            <text:p>8.01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09238709678" calcext:value-type="float">
            <text:p>8.101092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962618181818" calcext:value-type="float">
            <text:p>8.069626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369522580645" calcext:value-type="float">
            <text:p>7.9836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68129032258" calcext:value-type="float">
            <text:p>8.0196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509903448276" calcext:value-type="float">
            <text:p>8.005099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499175" calcext:value-type="float">
            <text:p>7.9349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142219354839" calcext:value-type="float">
            <text:p>8.01142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592206451613" calcext:value-type="float">
            <text:p>7.90592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86475" calcext:value-type="float">
            <text:p>7.6808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461522580645" calcext:value-type="float">
            <text:p>7.7246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334125" calcext:value-type="float">
            <text:p>7.6833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79445" calcext:value-type="float">
            <text:p>7.9379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067019354839" calcext:value-type="float">
            <text:p>8.09067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11875" calcext:value-type="float">
            <text:p>8.1891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485187096774" calcext:value-type="float">
            <text:p>8.0448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992412903226" calcext:value-type="float">
            <text:p>8.0699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011255172414" calcext:value-type="float">
            <text:p>8.100112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005729032258" calcext:value-type="float">
            <text:p>7.98005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87165" calcext:value-type="float">
            <text:p>8.0187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7288" calcext:value-type="float">
            <text:p>7.96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92575" calcext:value-type="float">
            <text:p>7.7879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552309677419" calcext:value-type="float">
            <text:p>7.83552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52725" calcext:value-type="float">
            <text:p>7.895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67625" calcext:value-type="float">
            <text:p>8.0776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135819354839" calcext:value-type="float">
            <text:p>8.2613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97015" calcext:value-type="float">
            <text:p>8.2797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15638709677" calcext:value-type="float">
            <text:p>8.2321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495587096774" calcext:value-type="float">
            <text:p>8.11495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67751724138" calcext:value-type="float">
            <text:p>8.074677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732722580645" calcext:value-type="float">
            <text:p>8.0873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01175" calcext:value-type="float">
            <text:p>8.0950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46144" calcext:value-type="float">
            <text:p>8.01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1559" calcext:value-type="float">
            <text:p>7.9015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839174193548" calcext:value-type="float">
            <text:p>7.87839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635025" calcext:value-type="float">
            <text:p>8.1363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15767741936" calcext:value-type="float">
            <text:p>8.14415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30270967742" calcext:value-type="float">
            <text:p>8.23530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44875" calcext:value-type="float">
            <text:p>8.1624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563277419355" calcext:value-type="float">
            <text:p>7.97563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41470967742" calcext:value-type="float">
            <text:p>7.9884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36314285714" calcext:value-type="float">
            <text:p>7.96736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291" calcext:value-type="float">
            <text:p>8.043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257883870968" calcext:value-type="float">
            <text:p>8.0725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267148387097" calcext:value-type="float">
            <text:p>8.00267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183225" calcext:value-type="float">
            <text:p>7.8018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492722580645" calcext:value-type="float">
            <text:p>7.9349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270038709678" calcext:value-type="float">
            <text:p>8.012700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98695" calcext:value-type="float">
            <text:p>8.0998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830451612903" calcext:value-type="float">
            <text:p>8.18830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81890909091" calcext:value-type="float">
            <text:p>8.260818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68392" calcext:value-type="float">
            <text:p>8.13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58975" calcext:value-type="float">
            <text:p>8.1475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961737931035" calcext:value-type="float">
            <text:p>8.079617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30215" calcext:value-type="float">
            <text:p>8.1730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1932" calcext:value-type="float">
            <text:p>8.09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061275" calcext:value-type="float">
            <text:p>7.9506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56129032258" calcext:value-type="float">
            <text:p>7.8215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14224516129" calcext:value-type="float">
            <text:p>7.8414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2305" calcext:value-type="float">
            <text:p>7.9402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06709677419" calcext:value-type="float">
            <text:p>7.9970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668363636364" calcext:value-type="float">
            <text:p>7.986683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488077419355" calcext:value-type="float">
            <text:p>8.0548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647122580645" calcext:value-type="float">
            <text:p>8.0964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38179310345" calcext:value-type="float">
            <text:p>8.165381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01345454545" calcext:value-type="float">
            <text:p>8.074013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7012" calcext:value-type="float">
            <text:p>8.09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6432" calcext:value-type="float">
            <text:p>8.5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7076" calcext:value-type="float">
            <text:p>7.84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4548" calcext:value-type="float">
            <text:p>8.19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8388" calcext:value-type="float">
            <text:p>8.43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7764" calcext:value-type="float">
            <text:p>8.01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14" calcext:value-type="float">
            <text:p>8.6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342" calcext:value-type="float">
            <text:p>8.31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5404" calcext:value-type="float">
            <text:p>8.18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822" calcext:value-type="float">
            <text:p>8.61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284571428571" calcext:value-type="float">
            <text:p>8.07284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53525" calcext:value-type="float">
            <text:p>8.0925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58735483871" calcext:value-type="float">
            <text:p>8.1775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932675" calcext:value-type="float">
            <text:p>8.3293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95535483871" calcext:value-type="float">
            <text:p>8.349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438322580645" calcext:value-type="float">
            <text:p>8.1543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920696774194" calcext:value-type="float">
            <text:p>8.05920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67889655172" calcext:value-type="float">
            <text:p>8.177678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53496774194" calcext:value-type="float">
            <text:p>8.39753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440145454545" calcext:value-type="float">
            <text:p>8.384401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0408" calcext:value-type="float">
            <text:p>8.30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26505" calcext:value-type="float">
            <text:p>8.2526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088980645161" calcext:value-type="float">
            <text:p>8.2008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877290322581" calcext:value-type="float">
            <text:p>8.2487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8872" calcext:value-type="float">
            <text:p>8.26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63925" calcext:value-type="float">
            <text:p>8.5436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7312" calcext:value-type="float">
            <text:p>8.41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34296774194" calcext:value-type="float">
            <text:p>8.3853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07028571429" calcext:value-type="float">
            <text:p>8.40007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111509677419" calcext:value-type="float">
            <text:p>8.38111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946090322581" calcext:value-type="float">
            <text:p>8.41946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54824" calcext:value-type="float">
            <text:p>8.35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18503225806" calcext:value-type="float">
            <text:p>8.41218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245" calcext:value-type="float">
            <text:p>8.17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05525" calcext:value-type="float">
            <text:p>8.230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160670967742" calcext:value-type="float">
            <text:p>8.38160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435380645161" calcext:value-type="float">
            <text:p>8.4843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9076" calcext:value-type="float">
            <text:p>8.60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53448" calcext:value-type="float">
            <text:p>8.57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904975" calcext:value-type="float">
            <text:p>8.3990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950786206897" calcext:value-type="float">
            <text:p>8.359507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52335483871" calcext:value-type="float">
            <text:p>8.4275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533" calcext:value-type="float">
            <text:p>8.35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8416" calcext:value-type="float">
            <text:p>8.33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314175" calcext:value-type="float">
            <text:p>8.3731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998225" calcext:value-type="float">
            <text:p>8.2399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560825" calcext:value-type="float">
            <text:p>8.2956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90064516129" calcext:value-type="float">
            <text:p>8.2999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002193548387" calcext:value-type="float">
            <text:p>8.4100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476225" calcext:value-type="float">
            <text:p>8.3847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21552" calcext:value-type="float">
            <text:p>8.25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2225" calcext:value-type="float">
            <text:p>8.257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23304" calcext:value-type="float">
            <text:p>8.28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257858064516" calcext:value-type="float">
            <text:p>8.2425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38925" calcext:value-type="float">
            <text:p>8.283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5668" calcext:value-type="float">
            <text:p>8.26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4721" calcext:value-type="float">
            <text:p>8.0547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22503225807" calcext:value-type="float">
            <text:p>7.97022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89695483871" calcext:value-type="float">
            <text:p>8.2489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238225" calcext:value-type="float">
            <text:p>8.3923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93161290323" calcext:value-type="float">
            <text:p>8.4739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567636363636" calcext:value-type="float">
            <text:p>8.35567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25968" calcext:value-type="float">
            <text:p>8.43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0365" calcext:value-type="float">
            <text:p>8.2930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410285714286" calcext:value-type="float">
            <text:p>8.33410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25565" calcext:value-type="float">
            <text:p>8.2625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428475" calcext:value-type="float">
            <text:p>8.3742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23608" calcext:value-type="float">
            <text:p>8.32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617725" calcext:value-type="float">
            <text:p>8.2761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3029" calcext:value-type="float">
            <text:p>8.2330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845075" calcext:value-type="float">
            <text:p>8.1784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090709677419" calcext:value-type="float">
            <text:p>8.2409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364825806452" calcext:value-type="float">
            <text:p>8.44364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38135" calcext:value-type="float">
            <text:p>8.4138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71688" calcext:value-type="float">
            <text:p>8.43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91275" calcext:value-type="float">
            <text:p>8.259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89725" calcext:value-type="float">
            <text:p>8.3218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18125" calcext:value-type="float">
            <text:p>8.3081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0532" calcext:value-type="float">
            <text:p>8.32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9892" calcext:value-type="float">
            <text:p>8.27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340593548387" calcext:value-type="float">
            <text:p>8.0534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15535483871" calcext:value-type="float">
            <text:p>8.1501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37367741936" calcext:value-type="float">
            <text:p>8.34837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2136" calcext:value-type="float">
            <text:p>8.51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945575" calcext:value-type="float">
            <text:p>8.5994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13392" calcext:value-type="float">
            <text:p>8.58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231225806452" calcext:value-type="float">
            <text:p>8.4223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271257142857" calcext:value-type="float">
            <text:p>8.42271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514064516129" calcext:value-type="float">
            <text:p>8.3151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035174193548" calcext:value-type="float">
            <text:p>8.32035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71512" calcext:value-type="float">
            <text:p>8.34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652309677419" calcext:value-type="float">
            <text:p>8.21652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69961290323" calcext:value-type="float">
            <text:p>8.14169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17832258065" calcext:value-type="float">
            <text:p>8.26017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73344" calcext:value-type="float">
            <text:p>8.18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391875" calcext:value-type="float">
            <text:p>8.4939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3064" calcext:value-type="float">
            <text:p>8.59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16064516129" calcext:value-type="float">
            <text:p>8.551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234344827586" calcext:value-type="float">
            <text:p>8.50234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46167741936" calcext:value-type="float">
            <text:p>8.29046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236" calcext:value-type="float">
            <text:p>8.23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331329032258" calcext:value-type="float">
            <text:p>8.12331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655225806452" calcext:value-type="float">
            <text:p>8.0565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34632258065" calcext:value-type="float">
            <text:p>8.08034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396103225807" calcext:value-type="float">
            <text:p>8.14396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0848" calcext:value-type="float">
            <text:p>8.40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56395" calcext:value-type="float">
            <text:p>8.5456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39072" calcext:value-type="float">
            <text:p>8.5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33832258065" calcext:value-type="float">
            <text:p>8.39733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8274" calcext:value-type="float">
            <text:p>8.288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82425806452" calcext:value-type="float">
            <text:p>8.3278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034012903226" calcext:value-type="float">
            <text:p>8.3503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73848" calcext:value-type="float">
            <text:p>8.38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1808" calcext:value-type="float">
            <text:p>8.02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11790967742" calcext:value-type="float">
            <text:p>8.13117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297780645161" calcext:value-type="float">
            <text:p>8.14297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2264" calcext:value-type="float">
            <text:p>8.33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204025806452" calcext:value-type="float">
            <text:p>8.5320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2192" calcext:value-type="float">
            <text:p>8.51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064645161291" calcext:value-type="float">
            <text:p>8.49064645161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078771428572" calcext:value-type="float">
            <text:p>8.370787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638993548387" calcext:value-type="float">
            <text:p>8.3063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0616" calcext:value-type="float">
            <text:p>8.2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2112" calcext:value-type="float">
            <text:p>8.2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7248" calcext:value-type="float">
            <text:p>8.2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704" calcext:value-type="float">
            <text:p>8.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8292" calcext:value-type="float">
            <text:p>8.17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12" calcext:value-type="float">
            <text:p>8.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508" calcext:value-type="float">
            <text:p>8.38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8424" calcext:value-type="float">
            <text:p>8.2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212" calcext:value-type="float">
            <text:p>8.0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9712" calcext:value-type="float">
            <text:p>8.1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38672" calcext:value-type="float">
            <text:p>8.23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3184" calcext:value-type="float">
            <text:p>8.2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8556" calcext:value-type="float">
            <text:p>8.25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036" calcext:value-type="float">
            <text:p>8.16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0804" calcext:value-type="float">
            <text:p>8.21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8904" calcext:value-type="float">
            <text:p>8.2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64096" calcext:value-type="float">
            <text:p>8.30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724" calcext:value-type="float">
            <text:p>8.20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8856" calcext:value-type="float">
            <text:p>8.1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2464" calcext:value-type="float">
            <text:p>7.99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388" calcext:value-type="float">
            <text:p>7.93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564" calcext:value-type="float">
            <text:p>8.06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2188" calcext:value-type="float">
            <text:p>8.36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764" calcext:value-type="float">
            <text:p>8.14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324" calcext:value-type="float">
            <text:p>8.18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3344" calcext:value-type="float">
            <text:p>8.2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0992" calcext:value-type="float">
            <text:p>8.1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852" calcext:value-type="float">
            <text:p>8.08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4998" calcext:value-type="float">
            <text:p>7.98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814" calcext:value-type="float">
            <text:p>7.97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29" calcext:value-type="float">
            <text:p>7.96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6532" calcext:value-type="float">
            <text:p>8.06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9712" calcext:value-type="float">
            <text:p>8.1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088" calcext:value-type="float">
            <text:p>8.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2788" calcext:value-type="float">
            <text:p>8.08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9316" calcext:value-type="float">
            <text:p>7.98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498" calcext:value-type="float">
            <text:p>8.09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132" calcext:value-type="float">
            <text:p>8.0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1132" calcext:value-type="float">
            <text:p>8.04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0868" calcext:value-type="float">
            <text:p>7.96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4988" calcext:value-type="float">
            <text:p>7.90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0258" calcext:value-type="float">
            <text:p>8.16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8452" calcext:value-type="float">
            <text:p>8.18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516" calcext:value-type="float">
            <text:p>8.2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148" calcext:value-type="float">
            <text:p>8.29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6712" calcext:value-type="float">
            <text:p>8.2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8048" calcext:value-type="float">
            <text:p>8.2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3288" calcext:value-type="float">
            <text:p>8.2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96128" calcext:value-type="float">
            <text:p>8.17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2092" calcext:value-type="float">
            <text:p>8.10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3324" calcext:value-type="float">
            <text:p>8.05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2788" calcext:value-type="float">
            <text:p>8.08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364" calcext:value-type="float">
            <text:p>8.11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292" calcext:value-type="float">
            <text:p>8.30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7664" calcext:value-type="float">
            <text:p>8.4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5924" calcext:value-type="float">
            <text:p>8.53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312" calcext:value-type="float">
            <text:p>8.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2828" calcext:value-type="float">
            <text:p>8.40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884" calcext:value-type="float">
            <text:p>8.34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2112" calcext:value-type="float">
            <text:p>8.2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564" calcext:value-type="float">
            <text:p>8.2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0616" calcext:value-type="float">
            <text:p>8.2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0304" calcext:value-type="float">
            <text:p>8.0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324" calcext:value-type="float">
            <text:p>8.1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004" calcext:value-type="float">
            <text:p>8.28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844" calcext:value-type="float">
            <text:p>8.40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2536" calcext:value-type="float">
            <text:p>8.3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802" calcext:value-type="float">
            <text:p>8.28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5564" calcext:value-type="float">
            <text:p>8.19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7624" calcext:value-type="float">
            <text:p>8.1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4772" calcext:value-type="float">
            <text:p>7.95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4508" calcext:value-type="float">
            <text:p>7.87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194" calcext:value-type="float">
            <text:p>7.90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084" calcext:value-type="float">
            <text:p>7.9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164" calcext:value-type="float">
            <text:p>8.04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0888" calcext:value-type="float">
            <text:p>8.1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4096" calcext:value-type="float">
            <text:p>8.1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9928" calcext:value-type="float">
            <text:p>8.0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4368" calcext:value-type="float">
            <text:p>8.0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2156" calcext:value-type="float">
            <text:p>7.85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5128" calcext:value-type="float">
            <text:p>7.7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6116" calcext:value-type="float">
            <text:p>7.7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6324" calcext:value-type="float">
            <text:p>7.9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4312" calcext:value-type="float">
            <text:p>8.0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612" calcext:value-type="float">
            <text:p>8.3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5948" calcext:value-type="float">
            <text:p>7.96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0332" calcext:value-type="float">
            <text:p>7.99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7312" calcext:value-type="float">
            <text:p>7.9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6936" calcext:value-type="float">
            <text:p>7.9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2364" calcext:value-type="float">
            <text:p>7.99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2748" calcext:value-type="float">
            <text:p>7.76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0256" calcext:value-type="float">
            <text:p>7.8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9448" calcext:value-type="float">
            <text:p>8.0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0408" calcext:value-type="float">
            <text:p>8.0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6908" calcext:value-type="float">
            <text:p>8.02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1536" calcext:value-type="float">
            <text:p>7.9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9748" calcext:value-type="float">
            <text:p>7.88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7556" calcext:value-type="float">
            <text:p>7.87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0172" calcext:value-type="float">
            <text:p>7.98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2788" calcext:value-type="float">
            <text:p>8.08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2872" calcext:value-type="float">
            <text:p>7.9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3004" calcext:value-type="float">
            <text:p>8.03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702" calcext:value-type="float">
            <text:p>7.90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3916" calcext:value-type="float">
            <text:p>7.96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42" calcext:value-type="float">
            <text:p>8.18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2488" calcext:value-type="float">
            <text:p>8.2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7332" calcext:value-type="float">
            <text:p>8.11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2692" calcext:value-type="float">
            <text:p>7.82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9776" calcext:value-type="float">
            <text:p>7.8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098" calcext:value-type="float">
            <text:p>7.84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32" calcext:value-type="float">
            <text:p>7.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6652" calcext:value-type="float">
            <text:p>7.75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874" calcext:value-type="float">
            <text:p>7.69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5428" calcext:value-type="float">
            <text:p>7.6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9916" calcext:value-type="float">
            <text:p>7.7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3172" calcext:value-type="float">
            <text:p>7.85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7556" calcext:value-type="float">
            <text:p>7.87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2196" calcext:value-type="float">
            <text:p>8.17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766" calcext:value-type="float">
            <text:p>7.94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43" calcext:value-type="float">
            <text:p>7.7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4668" calcext:value-type="float">
            <text:p>7.88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0256" calcext:value-type="float">
            <text:p>7.8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2448" calcext:value-type="float">
            <text:p>7.9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0472" calcext:value-type="float">
            <text:p>7.8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7112" calcext:value-type="float">
            <text:p>7.6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404" calcext:value-type="float">
            <text:p>7.67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098" calcext:value-type="float">
            <text:p>7.84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3888" calcext:value-type="float">
            <text:p>7.9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2176" calcext:value-type="float">
            <text:p>8.0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9344" calcext:value-type="float">
            <text:p>7.9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428" calcext:value-type="float">
            <text:p>7.86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6728" calcext:value-type="float">
            <text:p>7.8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9748" calcext:value-type="float">
            <text:p>7.88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8656" calcext:value-type="float">
            <text:p>7.7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6284" calcext:value-type="float">
            <text:p>7.6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0564" calcext:value-type="float">
            <text:p>7.56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19" calcext:value-type="float">
            <text:p>7.5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4612" calcext:value-type="float">
            <text:p>7.94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9926" calcext:value-type="float">
            <text:p>7.78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4544" calcext:value-type="float">
            <text:p>7.6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414" calcext:value-type="float">
            <text:p>7.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0744" calcext:value-type="float">
            <text:p>7.7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858" calcext:value-type="float">
            <text:p>7.6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5692" calcext:value-type="float">
            <text:p>7.69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0864" calcext:value-type="float">
            <text:p>7.47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7776" calcext:value-type="float">
            <text:p>7.44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8776" calcext:value-type="float">
            <text:p>7.4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7112" calcext:value-type="float">
            <text:p>7.6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9568" calcext:value-type="float">
            <text:p>7.7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764" calcext:value-type="float">
            <text:p>7.76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1892" calcext:value-type="float">
            <text:p>7.77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756" calcext:value-type="float">
            <text:p>7.69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7424" calcext:value-type="float">
            <text:p>7.8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532" calcext:value-type="float">
            <text:p>7.81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6596" calcext:value-type="float">
            <text:p>7.81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81" calcext:value-type="float">
            <text:p>7.6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4836" calcext:value-type="float">
            <text:p>7.70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3472" calcext:value-type="float">
            <text:p>7.7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2072" calcext:value-type="float">
            <text:p>7.9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3172" calcext:value-type="float">
            <text:p>7.85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9088" calcext:value-type="float">
            <text:p>7.6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028" calcext:value-type="float">
            <text:p>7.71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368" calcext:value-type="float">
            <text:p>7.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5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5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792275862069" calcext:value-type="float">
            <text:p>7.94792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5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016722580645" calcext:value-type="float">
            <text:p>7.9501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5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783828571429" calcext:value-type="float">
            <text:p>8.06783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5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002464" calcext:value-type="float">
            <text:p>8.00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4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3924" calcext:value-type="float">
            <text:p>7.7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4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39885714286" calcext:value-type="float">
            <text:p>7.78139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4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36295" calcext:value-type="float">
            <text:p>7.7036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4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097866666667" calcext:value-type="float">
            <text:p>7.66097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4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841522580645" calcext:value-type="float">
            <text:p>7.6484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4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701548387097" calcext:value-type="float">
            <text:p>7.7070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4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4384" calcext:value-type="float">
            <text:p>7.87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4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008077419355" calcext:value-type="float">
            <text:p>7.7500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4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852" calcext:value-type="float">
            <text:p>7.70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4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70384" calcext:value-type="float">
            <text:p>7.59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4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708634482759" calcext:value-type="float">
            <text:p>7.667086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4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414683870968" calcext:value-type="float">
            <text:p>7.66414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4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42208" calcext:value-type="float">
            <text:p>7.78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4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4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40255483871" calcext:value-type="float">
            <text:p>7.5540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4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78488" calcext:value-type="float">
            <text:p>7.52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4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415277419355" calcext:value-type="float">
            <text:p>7.56415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4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58064516129" calcext:value-type="float">
            <text:p>7.6445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4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0872" calcext:value-type="float">
            <text:p>7.7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4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485806451613" calcext:value-type="float">
            <text:p>7.7748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4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8316" calcext:value-type="float">
            <text:p>7.87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4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11227586207" calcext:value-type="float">
            <text:p>7.927112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5843082474201</text:p>
          </table:table-cell>
          <table:table-cell office:value-type="string" calcext:value-type="string">
            <text:p>194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2928" calcext:value-type="float">
            <text:p>7.9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556" meta:object-count="0"/>
    <meta:user-defined meta:name="AppVersion">3.0</meta:user-defined>
  </office:meta>
</office:document-meta>
</file>